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9e44" officeooo:paragraph-rsid="00089e44"/>
    </style:style>
    <style:style style:name="P2" style:family="paragraph" style:parent-style-name="Standard">
      <style:text-properties officeooo:rsid="0009c82e" officeooo:paragraph-rsid="0009c82e"/>
    </style:style>
    <style:style style:name="T1" style:family="text">
      <style:text-properties officeooo:rsid="0009c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contratos indefinidos bonificados su principal función es la de ayudar a aquellas personas con ciertas dificultades para entrar en el mundo laboral, este tipo de personas esta regulado actualmente por el real decreto-ley que define para que personas esta destinado este tipo de contrato, las cuales son:</text:p>
      <text:p text:style-name="P1">-Persona de atención prioritaria</text:p>
      <text:p text:style-name="P1">-Personas con discapacidad</text:p>
      <text:p text:style-name="P1">-Personas con discapacidad que presentan mayores dificultades de acceso al mercado de trabajo(parálisis cerebral, trastorno de salud mental,…)</text:p>
      <text:p text:style-name="P1">-Personas en riego o situación de exclusión social</text:p>
      <text:p text:style-name="P1">-Mujeres víctimas de violencia de género</text:p>
      <text:p text:style-name="P1">-Mujeres víctimas de trata de seres humanos, de explotación sexual o laboral y mujeres en contextos de prostitución</text:p>
      <text:p text:style-name="P1">-Mujeres víctimas de violencia sexuales</text:p>
      <text:p text:style-name="P1">-Víctimas del terrorismo</text:p>
      <text:p text:style-name="P1"/>
      <text:p text:style-name="P1">Los beneficios podrán ser dados a:</text:p>
      <text:p text:style-name="P1">-<text:span text:style-name="T1">Las empresas u otros empleados </text:span></text:p>
      <text:p text:style-name="P1">-<text:span text:style-name="T1">Las personas trabajadoras por cuenta propia o autónomas</text:span></text:p>
      <text:p text:style-name="P1">-<text:span text:style-name="T1">Las sociedades laborales o cooperativas por la incorporación de personas socias trabajadoras o de trabajo</text:span></text:p>
      <text:p text:style-name="P1">-<text:span text:style-name="T1">Las entidades públicas y privadas sin ánimo de lucro</text:span></text:p>
      <text:p text:style-name="P1"/>
      <text:p text:style-name="P2">Todo esto cuenta con unos requisitos para poder obtener este tipo de contrato:</text:p>
      <text:p text:style-name="P2">-No haber sido inhabilitado</text:p>
      <text:p text:style-name="P2">-No haber sido excluido del acceso a las ayudas, subvenciones, bonificaciones y beneficios derivados de la aplicación de los programas de empleo o formación profesional para el empleo</text:p>
      <text:p text:style-name="P2">-No haber sido excluido del acceso a los beneficios derivados de la aplicación de programa de empleo</text:p>
      <text:p text:style-name="P2"/>
      <text:p text:style-name="P2">Se debe tener en cuenta que la bonificación supondrá una obligación de mantener el empleo durante 3 años desde la fecha de inicio del contrato, transformación o incorporación bonificados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7T21:18:12.260000000</dc:date>
    <meta:editing-duration>PT9M45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9" meta:word-count="247" meta:character-count="1631" meta:non-whitespace-character-count="1402"/>
  </office:meta>
</office:document-meta>
</file>